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efb0" officeooo:paragraph-rsid="000bef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12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7:54:52.800450600</meta:creation-date>
    <dc:date>2025-11-16T17:55:35.489928700</dc:date>
    <meta:editing-duration>PT4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25.8.2.2$Windows_X86_64 LibreOffice_project/d401f2107ccab8f924a8e2df40f573aab7605b6f</meta:generator>
  </office:meta>
</office:document-meta>
</file>